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425cm" fo:min-width="2.182cm" fo:padding-top="0.13cm" fo:padding-bottom="0.13cm" fo:padding-left="0.25cm" fo:padding-right="0.25cm" draw:shadow-color="#333333"/>
    </style:style>
    <style:style style:name="gr2" style:family="graphic" style:parent-style-name="standard">
      <style:graphic-properties draw:stroke="solid" svg:stroke-width="0.026cm" svg:stroke-color="#000000" draw:marker-end="Arrowheads_20_13" draw:marker-end-width="0.345cm" draw:marker-end-center="false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3" style:family="graphic" style:parent-style-name="standard">
      <style:graphic-properties draw:stroke="solid" svg:stroke-width="0.026cm" svg:stroke-color="#0066cc" draw:marker-end="Arrowheads_20_14" draw:marker-end-width="0.345cm" draw:marker-end-center="false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425cm" fo:min-width="4.16cm" fo:padding-top="0.13cm" fo:padding-bottom="0.13cm" fo:padding-left="0.25cm" fo:padding-right="0.25cm" draw:shadow-color="#333333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1.019cm" fo:min-width="11.5cm" fo:padding-top="0.13cm" fo:padding-bottom="0.13cm" fo:padding-left="0.25cm" fo:padding-right="0.25cm" draw:shadow-color="#333333"/>
    </style:style>
    <style:style style:name="gr6" style:family="graphic" style:parent-style-name="standard">
      <style:graphic-properties draw:stroke="solid" svg:stroke-width="0.026cm" svg:stroke-color="#000000" draw:fill="solid" draw:fill-color="#dddddd" draw:textarea-horizontal-align="center" draw:textarea-vertical-align="middle" fo:padding-top="0.013cm" fo:padding-bottom="0.013cm" fo:padding-left="0.013cm" fo:padding-right="0.013cm" draw:shadow-color="#333333"/>
    </style:style>
    <style:style style:name="gr7" style:family="graphic" style:parent-style-name="standard">
      <style:graphic-properties draw:stroke="solid" svg:stroke-width="0.026cm" svg:stroke-color="#000000" draw:fill="solid" draw:fill-color="#f1f1f1" draw:textarea-horizontal-align="center" draw:textarea-vertical-align="middle" fo:padding-top="0.013cm" fo:padding-bottom="0.013cm" fo:padding-left="0.013cm" fo:padding-right="0.013cm" draw:shadow-color="#333333"/>
    </style:style>
    <style:style style:name="gr8" style:family="graphic" style:parent-style-name="standard">
      <style:graphic-properties draw:stroke="solid" svg:stroke-width="0.026cm" svg:stroke-color="#000000" draw:fill="solid" draw:fill-color="#bdbdbd" draw:textarea-horizontal-align="center" draw:textarea-vertical-align="middle" fo:padding-top="0.013cm" fo:padding-bottom="0.013cm" fo:padding-left="0.013cm" fo:padding-right="0.013cm" draw:shadow-color="#333333"/>
    </style:style>
    <style:style style:name="gr9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1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78cm" fo:min-width="5.347cm" fo:padding-top="0.13cm" fo:padding-bottom="0.13cm" fo:padding-left="0.25cm" fo:padding-right="0.25cm" draw:shadow-color="#333333"/>
    </style:style>
    <style:style style:name="gr1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78cm" fo:min-width="2.251cm" fo:padding-top="0.13cm" fo:padding-bottom="0.13cm" fo:padding-left="0.25cm" fo:padding-right="0.25cm" draw:shadow-color="#333333"/>
    </style:style>
    <style:style style:name="gr12" style:family="graphic" style:parent-style-name="standard">
      <style:graphic-properties draw:marker-end="Arrow" draw:marker-end-width="0.25cm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79cm" fo:min-width="7.393cm" fo:padding-top="0.13cm" fo:padding-bottom="0.13cm" fo:padding-left="0.25cm" fo:padding-right="0.25cm" draw:shadow-color="#333333"/>
    </style:style>
    <style:style style:name="gr14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762cm" fo:min-width="7.04cm" fo:padding-top="0.13cm" fo:padding-bottom="0.13cm" fo:padding-left="0.25cm" fo:padding-right="0.25cm" draw:shadow-color="#333333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4.469cm"/>
    </style:style>
    <style:style style:name="gr16" style:family="graphic" style:parent-style-name="standard">
      <style:graphic-properties draw:marker-start="Arrow" draw:marker-end="Arrow" draw:marker-end-width="0.25cm" draw:textarea-horizontal-align="center" draw:textarea-vertical-align="middle"/>
    </style:style>
    <style:style style:name="gr17" style:family="graphic" style:parent-style-name="standard">
      <style:graphic-properties svg:stroke-width="0.1cm" svg:stroke-color="#c5000b" draw:marker-start-width="0.45cm" draw:marker-end="Arrow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svg:stroke-width="0.1cm" svg:stroke-color="#66cc00" draw:marker-start-width="0.45cm" draw:marker-end="Arrow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svg:stroke-color="#66cc00" draw:marker-start-width="0.45cm" draw:marker-end="Arrow" draw:marker-end-width="0.4cm" draw:fill="solid" draw:fill-color="#008000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3.4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7cm"/>
    </style:style>
    <style:style style:name="gr22" style:family="graphic" style:parent-style-name="standard">
      <style:graphic-properties draw:stroke="solid" svg:stroke-width="0.026cm" svg:stroke-color="#000000" draw:marker-end="Arrowheads_20_14" draw:marker-end-width="0.345cm" draw:marker-end-center="false" draw:fill="none" draw:fill-color="#ffffff" draw:textarea-horizontal-align="center" draw:textarea-vertical-align="middle" fo:padding-top="0.013cm" fo:padding-bottom="0.013cm" fo:padding-left="0.013cm" fo:padding-right="0.013cm" draw:shadow-color="#333333"/>
    </style:style>
    <style:style style:name="gr23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425cm" fo:min-width="0.256cm" fo:padding-top="0.13cm" fo:padding-bottom="0.13cm" fo:padding-left="0.25cm" fo:padding-right="0.25cm" draw:shadow-color="#333333"/>
    </style:style>
    <style:style style:name="gr24" style:family="graphic" style:parent-style-name="standard">
      <style:graphic-properties svg:stroke-width="0.1cm" svg:stroke-color="#0066cc" draw:marker-start-width="0.45cm" draw:marker-end="Arrow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solid" draw:stroke-dash="Fine_20_Dashed_20__28_var_29_" svg:stroke-width="0.1cm" svg:stroke-color="#0066cc" draw:marker-start-width="0.45cm" draw:marker-end="Arrow" draw:marker-end-width="0.4cm" svg:stroke-opacity="75%" draw:fill="solid" draw:fill-color="#ff3366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solid" draw:stroke-dash="Fine_20_Dashed_20__28_var_29_" svg:stroke-width="0.1cm" svg:stroke-color="#0066cc" draw:marker-start-width="0.45cm" draw:marker-end="Arrow" draw:marker-end-width="0.4cm" svg:stroke-opacity="50%" draw:fill="solid" draw:fill-color="#ff3366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solid" draw:stroke-dash="Fine_20_Dashed_20__28_var_29_" svg:stroke-width="0.1cm" svg:stroke-color="#0066cc" draw:marker-start-width="0.45cm" draw:marker-end="Arrow" draw:marker-end-width="0.4cm" svg:stroke-opacity="25%" draw:fill="solid" draw:fill-color="#ff3366" draw:textarea-horizontal-align="center" draw:textarea-vertical-align="middle" fo:padding-top="0.05cm" fo:padding-bottom="0.05cm" fo:padding-left="0.05cm" fo:padding-right="0.05cm"/>
    </style:style>
    <style:style style:name="gr28" style:family="graphic" style:parent-style-name="standard">
      <style:graphic-properties draw:stroke="none" draw:fill="none" fo:min-height="0.712cm"/>
    </style:style>
    <style:style style:name="gr29" style:family="graphic" style:parent-style-name="standard">
      <style:graphic-properties svg:stroke-width="0.1cm" svg:stroke-color="#800000" draw:marker-start-width="0.45cm" draw:marker-end="Arrow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0.606cm" fo:min-width="4.245cm" fo:padding-top="0.13cm" fo:padding-bottom="0.13cm" fo:padding-left="0.25cm" fo:padding-right="0.25cm" draw:shadow-color="#333333"/>
    </style:style>
    <style:style style:name="gr3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842cm" fo:min-width="6.362cm" fo:padding-top="0.13cm" fo:padding-bottom="0.13cm" fo:padding-left="0.25cm" fo:padding-right="0.25cm" draw:shadow-color="#333333"/>
    </style:style>
    <style:style style:name="gr32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cm"/>
    </style:style>
    <style:style style:name="gr35" style:family="graphic" style:parent-style-name="standard">
      <style:graphic-properties svg:stroke-width="0.1cm" svg:stroke-color="#00ff00" draw:marker-start="Arrow" draw:marker-start-width="0.45cm" draw:marker-end="" draw:marker-end-width="0.4cm" draw:fill="solid" draw:fill-color="#008000" draw:textarea-horizontal-align="center" draw:textarea-vertical-align="middle" fo:padding-top="0.05cm" fo:padding-bottom="0.05cm" fo:padding-left="0.05cm" fo:padding-right="0.05cm"/>
    </style:style>
    <style:style style:name="gr36" style:family="graphic" style:parent-style-name="standard">
      <style:graphic-properties draw:stroke="none" draw:fill="none" draw:fill-color="#dddddd" draw:textarea-horizontal-align="justify" draw:textarea-vertical-align="top" draw:auto-grow-height="true" draw:auto-grow-width="true" fo:min-height="1.019cm" fo:min-width="14.196cm" fo:padding-top="0.13cm" fo:padding-bottom="0.13cm" fo:padding-left="0.25cm" fo:padding-right="0.25cm" draw:shadow-color="#333333"/>
    </style:style>
    <style:style style:name="P1" style:family="paragraph">
      <style:paragraph-properties fo:margin-left="0cm" fo:margin-right="0cm" fo:line-height="114%" fo:text-align="center" fo:text-indent="0cm"/>
    </style:style>
    <style:style style:name="P2" style:family="paragraph">
      <style:paragraph-properties fo:margin-left="0cm" fo:margin-right="0cm" fo:line-height="114%" fo:text-align="center" fo:text-indent="0cm"/>
      <style:text-properties fo:font-family="Courier" style:font-family-generic="modern" style:font-pitch="fixed" fo:font-size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line-height="114%" fo:text-indent="0cm"/>
    </style:style>
    <style:style style:name="P5" style:family="paragraph">
      <style:paragraph-properties fo:margin-left="0cm" fo:margin-right="0cm" fo:line-height="114%" fo:text-indent="0cm"/>
      <style:text-properties fo:font-family="Courier" style:font-family-generic="modern" style:font-pitch="fixed" fo:font-size="12pt"/>
    </style:style>
    <style:style style:name="P6" style:family="paragraph">
      <style:paragraph-properties fo:margin-left="0cm" fo:margin-right="0cm" fo:line-height="114%" fo:text-align="start" fo:text-indent="0cm"/>
    </style:style>
    <style:style style:name="P7" style:family="paragraph">
      <style:paragraph-properties fo:margin-left="0cm" fo:margin-right="0cm" fo:line-height="114%" fo:text-align="start" fo:text-indent="0cm"/>
      <style:text-properties fo:font-family="Courier" style:font-family-generic="modern" style:font-pitch="fixed"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8%" fo:text-indent="0cm"/>
    </style:style>
    <style:style style:name="P10" style:family="paragraph">
      <style:paragraph-properties fo:margin-left="0cm" fo:margin-right="0cm" fo:line-height="98%" fo:text-indent="0cm"/>
      <style:text-properties fo:font-family="Lucidasans" style:font-pitch="variable"/>
    </style:style>
    <style:style style:name="P11" style:family="paragraph">
      <style:text-properties fo:font-family="Lucidasans" style:font-pitch="variabl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Lucidasans" style:font-pitch="variable" fo:font-size="12pt"/>
    </style:style>
    <style:style style:name="P14" style:family="paragraph">
      <style:paragraph-properties fo:margin-left="0cm" fo:margin-right="0cm" fo:text-indent="0cm"/>
      <style:text-properties fo:font-family="Lucidasans" style:font-pitch="variable" fo:font-size="20pt"/>
    </style:style>
    <style:style style:name="P15" style:family="paragraph">
      <style:paragraph-properties fo:margin-left="0cm" fo:margin-right="0cm" fo:text-indent="0cm"/>
      <style:text-properties fo:font-size="15pt"/>
    </style:style>
    <style:style style:name="P16" style:family="paragraph">
      <style:text-properties fo:font-family="Courier" style:font-family-generic="modern" style:font-pitch="fixed" fo:font-size="12pt"/>
    </style:style>
    <style:style style:name="P17" style:family="paragraph">
      <style:text-properties fo:font-family="'Nimbus Sans L'" style:font-family-generic="swiss" style:font-pitch="variable" fo:font-size="20pt"/>
    </style:style>
    <style:style style:name="T1" style:family="text">
      <style:text-properties fo:font-family="Courier" style:font-family-generic="modern" style:font-pitch="fixed" fo:font-size="12pt" fo:language="en" fo:country="US" style:font-size-asian="20pt" style:language-asian="en" style:country-asian="US" style:font-size-complex="20pt" style:language-complex="en" style:country-complex="US"/>
    </style:style>
    <style:style style:name="T2" style:family="text">
      <style:text-properties fo:font-family="Courier" style:font-family-generic="modern" style:font-pitch="fixed" fo:font-size="10pt" fo:language="zxx" fo:country="non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font-family="Lucidasan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font-family="Courier" style:font-family-generic="modern" style:font-pitch="fixed" fo:font-size="1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family="Lucidasans" style:font-pitch="variable" fo:font-size="12pt"/>
    </style:style>
    <style:style style:name="T6" style:family="text">
      <style:text-properties fo:font-family="Lucidasans" style:font-pitch="variable" fo:font-size="16pt"/>
    </style:style>
    <style:style style:name="T7" style:family="text">
      <style:text-properties fo:font-family="'Courier 10 Pitch'" style:font-pitch="fixed" fo:font-size="15pt"/>
    </style:style>
    <style:style style:name="T8" style:family="text">
      <style:text-properties fo:font-family="'Nimbus Sans L'" style:font-family-generic="swiss" style:font-pitch="variable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xml:id="id4" draw:id="id4" draw:layer="layout" svg:width="2.682cm" svg:height="0.685cm" svg:x="6.457cm" svg:y="4.183cm">
          <draw:text-box>
            <text:p text:style-name="P1"><text:span text:style-name="T1">NO_BOXES</text:span></text:p>
          </draw:text-box>
        </draw:frame>
        <draw:line draw:style-name="gr2" draw:text-style-name="P3" draw:layer="layout" svg:x1="5.128cm" svg:y1="4.504cm" svg:x2="2.376cm" svg:y2="7.256cm">
          <text:p/>
        </draw:line>
        <draw:line draw:style-name="gr3" draw:text-style-name="P3" draw:layer="layout" svg:x1="4.381cm" svg:y1="4.927cm" svg:x2="11.578cm" svg:y2="4.927cm">
          <text:p/>
        </draw:line>
        <draw:frame draw:style-name="gr4" draw:text-style-name="P5" draw:layer="layout" svg:width="4.66cm" svg:height="0.685cm" draw:transform="rotate (0.82030474843718) translate (0.922cm 7.729cm)">
          <draw:text-box>
            <text:p text:style-name="P4"><text:span text:style-name="T1">NO_D3_BOX_STATES</text:span></text:p>
          </draw:text-box>
        </draw:frame>
        <draw:frame draw:style-name="gr5" draw:text-style-name="P7" draw:layer="layout" svg:width="12cm" svg:height="1.279cm" svg:x="1.582cm" svg:y="3.055cm">
          <draw:text-box>
            <text:p text:style-name="P6"><text:span text:style-name="T2">real,target :: D3STATE(NO_BOXES, NO_D3_BOX_STATES)</text:span></text:p>
          </draw:text-box>
        </draw:frame>
        <draw:g>
          <draw:g>
            <draw:polygon draw:style-name="gr6" draw:text-style-name="P8" draw:layer="layout" svg:width="3.915cm" svg:height="3.809cm" svg:x="10.278cm" svg:y="10.159cm" svg:viewBox="0 0 3916 3810" draw:points="0,3810 0,2751 2752,0 3916,0 3916,1057 1164,3810">
              <text:p/>
            </draw:polygon>
            <draw:polygon draw:style-name="gr7" draw:text-style-name="P8" draw:layer="layout" svg:width="3.915cm" svg:height="2.75cm" svg:x="10.278cm" svg:y="10.159cm" svg:viewBox="0 0 3916 2751" draw:points="0,2751 2752,0 3916,0 1164,2751">
              <text:p/>
            </draw:polygon>
            <draw:polygon draw:style-name="gr8" draw:text-style-name="P8" draw:layer="layout" svg:width="2.751cm" svg:height="3.809cm" svg:x="11.442cm" svg:y="10.159cm" svg:viewBox="0 0 2752 3810" draw:points="0,3810 0,2751 2752,0 2752,1057">
              <text:p/>
            </draw:polygon>
          </draw:g>
          <draw:line draw:style-name="gr9" draw:text-style-name="P3" draw:layer="layout" svg:x1="12.633cm" svg:y1="10.609cm" svg:x2="13.691cm" svg:y2="10.609cm">
            <text:p/>
          </draw:line>
          <draw:line draw:style-name="gr9" draw:text-style-name="P3" draw:layer="layout" svg:x1="13.691cm" svg:y1="10.609cm" svg:x2="13.691cm" svg:y2="11.72cm">
            <text:p/>
          </draw:line>
          <draw:g>
            <draw:line draw:style-name="gr9" draw:text-style-name="P3" draw:layer="layout" svg:x1="12.13cm" svg:y1="11.111cm" svg:x2="13.188cm" svg:y2="11.111cm">
              <text:p/>
            </draw:line>
            <draw:line draw:style-name="gr9" draw:text-style-name="P3" draw:layer="layout" svg:x1="13.188cm" svg:y1="11.111cm" svg:x2="13.188cm" svg:y2="12.223cm">
              <text:p/>
            </draw:line>
          </draw:g>
        </draw:g>
        <draw:frame draw:style-name="gr10" draw:text-style-name="P10" draw:layer="layout" svg:width="5.847cm" svg:height="1.04cm" svg:x="1.789cm" svg:y="13.501cm">
          <draw:text-box>
            <text:p text:style-name="P9"><text:span text:style-name="T3">Diatoms’ carbon</text:span></text:p>
          </draw:text-box>
        </draw:frame>
        <draw:frame draw:style-name="gr11" draw:text-style-name="P11" draw:layer="layout" svg:width="2.751cm" svg:height="1.04cm" svg:x="12.086cm" svg:y="13.279cm">
          <draw:text-box>
            <text:p text:style-name="P9"><text:span text:style-name="T3">Nitrate</text:span></text:p>
          </draw:text-box>
        </draw:frame>
        <draw:g>
          <draw:polygon draw:style-name="gr6" draw:text-style-name="P8" draw:layer="layout" svg:width="9.948cm" svg:height="3.809cm" svg:x="2.164cm" svg:y="5.251cm" svg:viewBox="0 0 9949 3810" draw:points="0,3810 0,2751 2752,0 9949,0 9949,1057 7197,3810">
            <text:p/>
          </draw:polygon>
          <draw:polygon draw:style-name="gr7" draw:text-style-name="P8" draw:layer="layout" svg:width="9.948cm" svg:height="2.75cm" svg:x="2.164cm" svg:y="5.251cm" svg:viewBox="0 0 9949 2751" draw:points="0,2751 2752,0 9949,0 7197,2751">
            <text:p/>
          </draw:polygon>
          <draw:polygon draw:style-name="gr8" draw:text-style-name="P8" draw:layer="layout" svg:width="2.751cm" svg:height="3.809cm" svg:x="9.361cm" svg:y="5.251cm" svg:viewBox="0 0 2752 3810" draw:points="0,3810 0,2751 2752,0 2752,1057">
            <text:p/>
          </draw:polygon>
        </draw:g>
        <draw:line draw:style-name="gr9" draw:text-style-name="P3" draw:layer="layout" svg:x1="7.243cm" svg:y1="5.251cm" svg:x2="4.492cm" svg:y2="8.002cm">
          <text:p/>
        </draw:line>
        <draw:line draw:style-name="gr9" draw:text-style-name="P3" draw:layer="layout" svg:x1="5.973cm" svg:y1="5.251cm" svg:x2="3.222cm" svg:y2="8.002cm">
          <text:p/>
        </draw:line>
        <draw:line draw:style-name="gr9" draw:text-style-name="P3" draw:layer="layout" svg:x1="4.281cm" svg:y1="5.886cm" svg:x2="11.478cm" svg:y2="5.886cm">
          <text:p/>
        </draw:line>
        <draw:line draw:style-name="gr9" draw:text-style-name="P3" draw:layer="layout" svg:x1="3.646cm" svg:y1="6.521cm" svg:x2="10.843cm" svg:y2="6.521cm">
          <text:p/>
        </draw:line>
        <draw:line draw:style-name="gr9" draw:text-style-name="P3" draw:layer="layout" svg:x1="4.493cm" svg:y1="8.002cm" svg:x2="4.493cm" svg:y2="9.061cm">
          <text:p/>
        </draw:line>
        <draw:line draw:style-name="gr9" draw:text-style-name="P3" draw:layer="layout" svg:x1="3.223cm" svg:y1="8.002cm" svg:x2="3.223cm" svg:y2="9.061cm">
          <text:p/>
        </draw:line>
        <draw:line draw:style-name="gr9" draw:text-style-name="P3" draw:layer="layout" svg:x1="10.843cm" svg:y1="6.512cm" svg:x2="10.843cm" svg:y2="7.553cm">
          <text:p/>
        </draw:line>
        <draw:line draw:style-name="gr9" draw:text-style-name="P3" draw:layer="layout" svg:x1="11.451cm" svg:y1="5.903cm" svg:x2="11.451cm" svg:y2="6.944cm">
          <text:p/>
        </draw:line>
        <draw:line draw:style-name="gr9" draw:text-style-name="P3" draw:layer="layout" svg:x1="2.973cm" svg:y1="7.248cm" svg:x2="10.17cm" svg:y2="7.248cm">
          <text:p/>
        </draw:line>
        <draw:line draw:style-name="gr9" draw:text-style-name="P3" draw:layer="layout" svg:x1="10.17cm" svg:y1="7.239cm" svg:x2="10.17cm" svg:y2="8.28cm">
          <text:p/>
        </draw:line>
        <draw:connector draw:style-name="gr12" draw:text-style-name="P8" draw:layer="layout" draw:type="curve" svg:x1="6.492cm" svg:y1="9.467cm" svg:x2="3.879cm" svg:y2="6.838cm" draw:end-shape="id1" draw:end-glue-point="3" svg:d="M6492 9467c0-1446-2613-132-2613-2629">
          <text:p/>
        </draw:connector>
        <draw:frame draw:style-name="gr13" draw:text-style-name="P7" draw:layer="layout" svg:width="7.893cm" svg:height="1.05cm" svg:x="12.163cm" svg:y="14.274cm">
          <draw:text-box>
            <text:p text:style-name="P6"><text:span text:style-name="T4">real,pointer :: N3n(NO_BOXES)</text:span></text:p>
            <text:p text:style-name="P6"><text:span text:style-name="T4">N3n =&gt; D3STATE(:,ppN3n)</text:span></text:p>
          </draw:text-box>
        </draw:frame>
        <draw:connector draw:style-name="gr12" draw:text-style-name="P8" draw:layer="layout" draw:type="curve" svg:x1="13.205cm" svg:y1="10.044cm" svg:x2="8.608cm" svg:y2="5.501cm" draw:end-shape="id2" draw:end-glue-point="1" svg:d="M13205 10044c-3072 0-774-4543-4597-4543">
          <text:p/>
        </draw:connector>
        <draw:frame draw:style-name="gr14" draw:text-style-name="P7" draw:layer="layout" svg:width="7.54cm" svg:height="1.022cm" svg:x="1.891cm" svg:y="14.508cm">
          <draw:text-box>
            <text:p text:style-name="P6"><text:span text:style-name="T4">real,pointer :: P1c(NO_BOXES)</text:span></text:p>
            <text:p text:style-name="P6"><text:span text:style-name="T4">P1c =&gt; D3STATE(:,ppP1c)</text:span></text:p>
          </draw:text-box>
        </draw:frame>
        <draw:frame draw:style-name="gr15" draw:text-style-name="P13" draw:layer="layout" svg:width="4.469cm" svg:height="0.656cm" svg:x="14.14cm" svg:y="4.45cm">
          <draw:text-box>
            <text:p text:style-name="P12"><text:span text:style-name="T5">3-D Ocean Model Grid</text:span></text:p>
          </draw:text-box>
        </draw:frame>
        <draw:g>
          <draw:g>
            <draw:polygon draw:style-name="gr6" draw:text-style-name="P8" draw:layer="layout" svg:width="5.479cm" svg:height="2.098cm" svg:x="13.368cm" svg:y="7.069cm" svg:viewBox="0 0 5480 2099" draw:points="0,2099 0,1516 1516,0 5480,0 5480,583 3964,2099">
              <text:p/>
            </draw:polygon>
            <draw:polygon draw:style-name="gr7" draw:text-style-name="P8" draw:layer="layout" svg:width="5.479cm" svg:height="1.515cm" svg:x="13.368cm" svg:y="7.069cm" svg:viewBox="0 0 5480 1516" draw:points="0,1516 1516,0 5480,0 3964,1516">
              <text:p/>
            </draw:polygon>
            <draw:polygon draw:style-name="gr8" draw:text-style-name="P8" draw:layer="layout" svg:width="1.515cm" svg:height="2.098cm" svg:x="17.332cm" svg:y="7.069cm" svg:viewBox="0 0 1516 2099" draw:points="0,2099 0,1516 1516,0 1516,583">
              <text:p/>
            </draw:polygon>
          </draw:g>
          <draw:g>
            <draw:polygon draw:style-name="gr6" draw:text-style-name="P8" draw:layer="layout" svg:width="5.479cm" svg:height="2.098cm" svg:x="13.368cm" svg:y="6.504cm" svg:viewBox="0 0 5480 2099" draw:points="0,2099 0,1516 1516,0 5480,0 5480,582 3964,2099">
              <text:p/>
            </draw:polygon>
            <draw:polygon draw:style-name="gr7" draw:text-style-name="P8" draw:layer="layout" svg:width="5.479cm" svg:height="1.515cm" svg:x="13.368cm" svg:y="6.504cm" svg:viewBox="0 0 5480 1516" draw:points="0,1516 1516,0 5480,0 3964,1516">
              <text:p/>
            </draw:polygon>
            <draw:polygon draw:style-name="gr8" draw:text-style-name="P8" draw:layer="layout" svg:width="1.515cm" svg:height="2.098cm" svg:x="17.332cm" svg:y="6.504cm" svg:viewBox="0 0 1516 2099" draw:points="0,2099 0,1516 1516,0 1516,582">
              <text:p/>
            </draw:polygon>
          </draw:g>
          <draw:polygon draw:style-name="gr6" draw:text-style-name="P8" draw:layer="layout" svg:width="5.479cm" svg:height="2.098cm" svg:x="13.368cm" svg:y="5.917cm" svg:viewBox="0 0 5480 2099" draw:points="0,2099 0,1515 1516,0 5480,0 5480,582 3964,2099">
            <text:p/>
          </draw:polygon>
          <draw:polygon draw:style-name="gr7" draw:text-style-name="P8" draw:layer="layout" svg:width="5.479cm" svg:height="1.514cm" svg:x="13.368cm" svg:y="5.917cm" svg:viewBox="0 0 5480 1515" draw:points="0,1515 1516,0 5480,0 3964,1515">
            <text:p/>
          </draw:polygon>
          <draw:polygon draw:style-name="gr8" draw:text-style-name="P8" draw:layer="layout" svg:width="1.515cm" svg:height="2.098cm" svg:x="17.332cm" svg:y="5.917cm" svg:viewBox="0 0 1516 2099" draw:points="0,2099 0,1515 1516,0 1516,582">
            <text:p/>
          </draw:polygon>
          <draw:line draw:style-name="gr9" draw:text-style-name="P3" draw:layer="layout" svg:x1="16.166cm" svg:y1="5.917cm" svg:x2="14.65cm" svg:y2="7.432cm">
            <text:p/>
          </draw:line>
          <draw:line draw:style-name="gr9" draw:text-style-name="P3" draw:layer="layout" svg:x1="15.466cm" svg:y1="5.917cm" svg:x2="13.951cm" svg:y2="7.432cm">
            <text:p/>
          </draw:line>
          <draw:line draw:style-name="gr9" draw:text-style-name="P3" draw:layer="layout" svg:x1="14.534cm" svg:y1="6.267cm" svg:x2="18.498cm" svg:y2="6.267cm">
            <text:p/>
          </draw:line>
          <draw:line draw:style-name="gr9" draw:text-style-name="P3" draw:layer="layout" svg:x1="14.184cm" svg:y1="6.617cm" svg:x2="18.148cm" svg:y2="6.617cm">
            <text:p/>
          </draw:line>
          <draw:line draw:style-name="gr9" draw:text-style-name="P3" draw:layer="layout" svg:x1="13.951cm" svg:y1="7.432cm" svg:x2="13.951cm" svg:y2="9.146cm">
            <text:p/>
          </draw:line>
          <draw:line draw:style-name="gr9" draw:text-style-name="P3" draw:layer="layout" svg:x1="13.814cm" svg:y1="7.017cm" svg:x2="17.778cm" svg:y2="7.017cm">
            <text:p/>
          </draw:line>
          <draw:line draw:style-name="gr9" draw:text-style-name="P3" draw:layer="layout" svg:x1="14.682cm" svg:y1="7.447cm" svg:x2="14.682cm" svg:y2="9.161cm">
            <text:p/>
          </draw:line>
          <draw:line draw:style-name="gr9" draw:text-style-name="P3" draw:layer="layout" svg:x1="17.782cm" svg:y1="7.021cm" svg:x2="17.781cm" svg:y2="8.735cm">
            <text:p/>
          </draw:line>
          <draw:line draw:style-name="gr9" draw:text-style-name="P3" draw:layer="layout" svg:x1="18.127cm" svg:y1="6.596cm" svg:x2="18.126cm" svg:y2="8.309cm">
            <text:p/>
          </draw:line>
          <draw:line draw:style-name="gr9" draw:text-style-name="P3" draw:layer="layout" svg:x1="18.513cm" svg:y1="6.265cm" svg:x2="18.512cm" svg:y2="7.979cm">
            <text:p/>
          </draw:line>
          <draw:line draw:style-name="gr9" draw:text-style-name="P3" draw:layer="layout" svg:x1="16.021cm" svg:y1="7.463cm" svg:x2="16.021cm" svg:y2="9.177cm">
            <text:p/>
          </draw:line>
          <draw:line draw:style-name="gr9" draw:text-style-name="P3" draw:layer="layout" svg:x1="15.351cm" svg:y1="7.415cm" svg:x2="15.351cm" svg:y2="9.129cm">
            <text:p/>
          </draw:line>
          <draw:line draw:style-name="gr9" draw:text-style-name="P3" draw:layer="layout" svg:x1="16.867cm" svg:y1="5.903cm" svg:x2="15.351cm" svg:y2="7.418cm">
            <text:p/>
          </draw:line>
          <draw:line draw:style-name="gr9" draw:text-style-name="P3" draw:layer="layout" svg:x1="17.521cm" svg:y1="5.933cm" svg:x2="16.005cm" svg:y2="7.448cm">
            <text:p/>
          </draw:line>
        </draw:g>
        <draw:connector draw:style-name="gr16" draw:text-style-name="P8" draw:layer="layout" draw:type="curve" svg:x1="13.687cm" svg:y1="7.365cm" svg:x2="9.139cm" svg:y2="4.525cm" draw:start-shape="id3" draw:start-glue-point="0" draw:end-shape="id4" draw:end-glue-point="1" svg:d="M13687 7365c0-1894-1516-2840-4548-2840">
          <text:p/>
        </draw:connector>
        <draw:g>
          <draw:g>
            <draw:polygon draw:style-name="gr6" draw:text-style-name="P8" draw:layer="layout" svg:width="3.915cm" svg:height="3.809cm" svg:x="3.204cm" svg:y="9.585cm" svg:viewBox="0 0 3916 3810" draw:points="0,3810 0,2751 2752,0 3916,0 3916,1057 1164,3810">
              <text:p/>
            </draw:polygon>
            <draw:polygon draw:style-name="gr7" draw:text-style-name="P8" draw:layer="layout" svg:width="3.915cm" svg:height="2.75cm" svg:x="3.204cm" svg:y="9.585cm" svg:viewBox="0 0 3916 2751" draw:points="0,2751 2752,0 3916,0 1164,2751">
              <text:p/>
            </draw:polygon>
            <draw:polygon draw:style-name="gr8" draw:text-style-name="P8" draw:layer="layout" svg:width="2.751cm" svg:height="3.809cm" svg:x="4.368cm" svg:y="9.585cm" svg:viewBox="0 0 2752 3810" draw:points="0,3810 0,2751 2752,0 2752,1057">
              <text:p/>
            </draw:polygon>
          </draw:g>
          <draw:line draw:style-name="gr9" draw:text-style-name="P3" draw:layer="layout" svg:x1="5.559cm" svg:y1="10.035cm" svg:x2="6.617cm" svg:y2="10.035cm">
            <text:p/>
          </draw:line>
          <draw:line draw:style-name="gr9" draw:text-style-name="P3" draw:layer="layout" svg:x1="6.617cm" svg:y1="10.035cm" svg:x2="6.617cm" svg:y2="11.146cm">
            <text:p/>
          </draw:line>
          <draw:g>
            <draw:line draw:style-name="gr9" draw:text-style-name="P3" draw:layer="layout" svg:x1="5.056cm" svg:y1="10.537cm" svg:x2="6.114cm" svg:y2="10.537cm">
              <text:p/>
            </draw:line>
            <draw:line draw:style-name="gr9" draw:text-style-name="P3" draw:layer="layout" svg:x1="6.114cm" svg:y1="10.537cm" svg:x2="6.114cm" svg:y2="11.649cm">
              <text:p/>
            </draw:line>
          </draw:g>
        </draw:g>
        <draw:line draw:style-name="gr17" draw:text-style-name="P8" xml:id="id2" draw:id="id2" draw:layer="layout" svg:x1="4.942cm" svg:y1="5.501cm" svg:x2="8.608cm" svg:y2="5.501cm">
          <text:p/>
        </draw:line>
        <draw:line draw:style-name="gr18" draw:text-style-name="P8" draw:layer="layout" svg:x1="6.279cm" svg:y1="9.838cm" svg:x2="4.597cm" svg:y2="11.594cm">
          <text:p/>
        </draw:line>
        <draw:line draw:style-name="gr19" draw:text-style-name="P8" xml:id="id1" draw:id="id1" draw:layer="layout" svg:x1="3.879cm" svg:y1="6.838cm" svg:x2="7.545cm" svg:y2="6.838cm">
          <text:p/>
        </draw:line>
        <draw:line draw:style-name="gr17" draw:text-style-name="P8" draw:layer="layout" svg:x1="13.316cm" svg:y1="10.375cm" svg:x2="11.634cm" svg:y2="12.131cm">
          <text:p/>
        </draw:line>
        <draw:frame draw:style-name="gr20" draw:text-style-name="P14" draw:layer="layout" svg:width="3.481cm" svg:height="0.977cm" svg:x="5.537cm" svg:y="2.34cm">
          <draw:text-box>
            <text:p text:style-name="P12"><text:span text:style-name="T6">Biology</text:span></text:p>
          </draw:text-box>
        </draw:frame>
        <draw:frame draw:style-name="gr21" draw:text-style-name="P14" draw:layer="layout" svg:width="2.667cm" svg:height="0.738cm" svg:x="14.883cm" svg:y="3.558cm">
          <draw:text-box>
            <text:p text:style-name="P12"><text:span text:style-name="T6">Transport</text:span></text:p>
          </draw:text-box>
        </draw:frame>
        <draw:g>
          <draw:line draw:style-name="gr2" draw:text-style-name="P3" draw:layer="layout" svg:x1="20.021cm" svg:y1="5.514cm" svg:x2="18.99cm" svg:y2="6.508cm">
            <text:p/>
          </draw:line>
          <draw:line draw:style-name="gr22" draw:text-style-name="P3" draw:layer="layout" svg:x1="20.068cm" svg:y1="5.49cm" svg:x2="18.45cm" svg:y2="5.482cm">
            <text:p/>
          </draw:line>
          <draw:line draw:style-name="gr2" draw:text-style-name="P3" draw:layer="layout" svg:x1="20.048cm" svg:y1="5.481cm" svg:x2="20.046cm" svg:y2="6.884cm">
            <text:p/>
          </draw:line>
        </draw:g>
        <draw:frame draw:style-name="gr23" draw:text-style-name="P2" draw:layer="layout" svg:width="0.756cm" svg:height="0.685cm" svg:x="18.938cm" svg:y="4.698cm">
          <draw:text-box>
            <text:p text:style-name="P1"><text:span text:style-name="T1">X</text:span></text:p>
          </draw:text-box>
        </draw:frame>
        <draw:frame draw:style-name="gr23" draw:text-style-name="P2" draw:layer="layout" svg:width="0.756cm" svg:height="0.685cm" svg:x="18.938cm" svg:y="5.539cm">
          <draw:text-box>
            <text:p text:style-name="P1"><text:span text:style-name="T1">Y</text:span></text:p>
          </draw:text-box>
        </draw:frame>
        <draw:frame draw:style-name="gr23" draw:text-style-name="P2" draw:layer="layout" svg:width="0.756cm" svg:height="0.685cm" svg:x="19.884cm" svg:y="5.727cm">
          <draw:text-box>
            <text:p text:style-name="P1"><text:span text:style-name="T1">Z</text:span></text:p>
          </draw:text-box>
        </draw:frame>
        <draw:line draw:style-name="gr24" draw:text-style-name="P8" xml:id="id3" draw:id="id3" draw:layer="layout" svg:x1="13.703cm" svg:y1="7.365cm" svg:x2="13.672cm" svg:y2="9.047cm">
          <text:p/>
        </draw:line>
        <draw:line draw:style-name="gr25" draw:text-style-name="P8" draw:layer="layout" svg:x1="14.339cm" svg:y1="7.355cm" svg:x2="14.308cm" svg:y2="9.037cm">
          <text:p/>
        </draw:line>
        <draw:line draw:style-name="gr26" draw:text-style-name="P8" draw:layer="layout" svg:x1="15.084cm" svg:y1="7.361cm" svg:x2="15.053cm" svg:y2="9.043cm">
          <text:p/>
        </draw:line>
        <draw:line draw:style-name="gr27" draw:text-style-name="P8" draw:layer="layout" svg:x1="15.72cm" svg:y1="7.367cm" svg:x2="15.689cm" svg:y2="9.049cm">
          <text:p/>
        </draw:line>
      </draw:page>
      <draw:page draw:name="page2" draw:style-name="dp1" draw:master-page-name="Default">
        <office:forms form:automatic-focus="false" form:apply-design-mode="false"/>
        <draw:g>
          <draw:g>
            <draw:polygon draw:style-name="gr6" draw:text-style-name="P8" draw:layer="layout" svg:width="9.948cm" svg:height="3.809cm" svg:x="5.671cm" svg:y="7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1cm" svg:y="7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8cm" svg:y="7.423cm" svg:viewBox="0 0 2752 3810" draw:points="0,3810 0,2751 2752,0 2752,1057">
              <text:p/>
            </draw:polygon>
          </draw:g>
          <draw:line draw:style-name="gr9" draw:text-style-name="P3" draw:layer="layout" svg:x1="10.75cm" svg:y1="7.423cm" svg:x2="7.999cm" svg:y2="10.174cm">
            <text:p/>
          </draw:line>
          <draw:line draw:style-name="gr9" draw:text-style-name="P3" draw:layer="layout" svg:x1="9.48cm" svg:y1="7.423cm" svg:x2="6.729cm" svg:y2="10.174cm">
            <text:p/>
          </draw:line>
          <draw:line draw:style-name="gr9" draw:text-style-name="P3" draw:layer="layout" svg:x1="7.788cm" svg:y1="8.058cm" svg:x2="14.985cm" svg:y2="8.058cm">
            <text:p/>
          </draw:line>
          <draw:line draw:style-name="gr9" draw:text-style-name="P3" draw:layer="layout" svg:x1="7.153cm" svg:y1="8.693cm" svg:x2="14.35cm" svg:y2="8.693cm">
            <text:p/>
          </draw:line>
          <draw:line draw:style-name="gr9" draw:text-style-name="P3" draw:layer="layout" svg:x1="8cm" svg:y1="10.174cm" svg:x2="8cm" svg:y2="11.233cm">
            <text:p/>
          </draw:line>
          <draw:line draw:style-name="gr9" draw:text-style-name="P3" draw:layer="layout" svg:x1="6.73cm" svg:y1="10.174cm" svg:x2="6.73cm" svg:y2="11.233cm">
            <text:p/>
          </draw:line>
          <draw:line draw:style-name="gr9" draw:text-style-name="P3" draw:layer="layout" svg:x1="14.35cm" svg:y1="8.684cm" svg:x2="14.35cm" svg:y2="9.725cm">
            <text:p/>
          </draw:line>
          <draw:line draw:style-name="gr9" draw:text-style-name="P3" draw:layer="layout" svg:x1="14.958cm" svg:y1="8.075cm" svg:x2="14.958cm" svg:y2="9.116cm">
            <text:p/>
          </draw:line>
          <draw:line draw:style-name="gr9" draw:text-style-name="P3" draw:layer="layout" svg:x1="6.48cm" svg:y1="9.42cm" svg:x2="13.677cm" svg:y2="9.42cm">
            <text:p/>
          </draw:line>
          <draw:line draw:style-name="gr9" draw:text-style-name="P3" draw:layer="layout" svg:x1="13.677cm" svg:y1="9.411cm" svg:x2="13.677cm" svg:y2="10.452cm">
            <text:p/>
          </draw:line>
          <draw:line draw:style-name="gr9" draw:text-style-name="P3" draw:layer="layout" svg:x1="12.051cm" svg:y1="7.423cm" svg:x2="9.3cm" svg:y2="10.174cm">
            <text:p/>
          </draw:line>
          <draw:line draw:style-name="gr9" draw:text-style-name="P3" draw:layer="layout" svg:x1="9.301cm" svg:y1="10.174cm" svg:x2="9.301cm" svg:y2="11.233cm">
            <text:p/>
          </draw:line>
          <draw:line draw:style-name="gr9" draw:text-style-name="P3" draw:layer="layout" svg:x1="13.352cm" svg:y1="7.423cm" svg:x2="10.601cm" svg:y2="10.174cm">
            <text:p/>
          </draw:line>
          <draw:line draw:style-name="gr9" draw:text-style-name="P3" draw:layer="layout" svg:x1="10.602cm" svg:y1="10.174cm" svg:x2="10.602cm" svg:y2="11.233cm">
            <text:p/>
          </draw:line>
          <draw:line draw:style-name="gr9" draw:text-style-name="P3" draw:layer="layout" svg:x1="14.553cm" svg:y1="7.423cm" svg:x2="11.802cm" svg:y2="10.174cm">
            <text:p/>
          </draw:line>
          <draw:line draw:style-name="gr9" draw:text-style-name="P3" draw:layer="layout" svg:x1="11.803cm" svg:y1="10.174cm" svg:x2="11.803cm" svg:y2="11.233cm">
            <text:p/>
          </draw:line>
        </draw:g>
        <draw:g>
          <draw:g>
            <draw:polygon draw:style-name="gr6" draw:text-style-name="P8" draw:layer="layout" svg:width="9.948cm" svg:height="3.809cm" svg:x="5.67cm" svg:y="6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cm" svg:y="6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7cm" svg:y="6.423cm" svg:viewBox="0 0 2752 3810" draw:points="0,3810 0,2751 2752,0 2752,1057">
              <text:p/>
            </draw:polygon>
          </draw:g>
          <draw:line draw:style-name="gr9" draw:text-style-name="P3" draw:layer="layout" svg:x1="10.749cm" svg:y1="6.423cm" svg:x2="7.998cm" svg:y2="9.174cm">
            <text:p/>
          </draw:line>
          <draw:line draw:style-name="gr9" draw:text-style-name="P3" draw:layer="layout" svg:x1="9.479cm" svg:y1="6.423cm" svg:x2="6.728cm" svg:y2="9.174cm">
            <text:p/>
          </draw:line>
          <draw:line draw:style-name="gr9" draw:text-style-name="P3" draw:layer="layout" svg:x1="7.787cm" svg:y1="7.058cm" svg:x2="14.984cm" svg:y2="7.058cm">
            <text:p/>
          </draw:line>
          <draw:line draw:style-name="gr9" draw:text-style-name="P3" draw:layer="layout" svg:x1="7.152cm" svg:y1="7.693cm" svg:x2="14.349cm" svg:y2="7.693cm">
            <text:p/>
          </draw:line>
          <draw:line draw:style-name="gr9" draw:text-style-name="P3" draw:layer="layout" svg:x1="7.999cm" svg:y1="9.174cm" svg:x2="7.999cm" svg:y2="10.233cm">
            <text:p/>
          </draw:line>
          <draw:line draw:style-name="gr9" draw:text-style-name="P3" draw:layer="layout" svg:x1="6.729cm" svg:y1="9.174cm" svg:x2="6.729cm" svg:y2="10.233cm">
            <text:p/>
          </draw:line>
          <draw:line draw:style-name="gr9" draw:text-style-name="P3" draw:layer="layout" svg:x1="14.349cm" svg:y1="7.684cm" svg:x2="14.349cm" svg:y2="8.725cm">
            <text:p/>
          </draw:line>
          <draw:line draw:style-name="gr9" draw:text-style-name="P3" draw:layer="layout" svg:x1="14.957cm" svg:y1="7.075cm" svg:x2="14.957cm" svg:y2="8.116cm">
            <text:p/>
          </draw:line>
          <draw:line draw:style-name="gr9" draw:text-style-name="P3" draw:layer="layout" svg:x1="6.479cm" svg:y1="8.42cm" svg:x2="13.676cm" svg:y2="8.42cm">
            <text:p/>
          </draw:line>
          <draw:line draw:style-name="gr9" draw:text-style-name="P3" draw:layer="layout" svg:x1="13.676cm" svg:y1="8.411cm" svg:x2="13.676cm" svg:y2="9.452cm">
            <text:p/>
          </draw:line>
          <draw:line draw:style-name="gr9" draw:text-style-name="P3" draw:layer="layout" svg:x1="12.05cm" svg:y1="6.423cm" svg:x2="9.299cm" svg:y2="9.174cm">
            <text:p/>
          </draw:line>
          <draw:line draw:style-name="gr9" draw:text-style-name="P3" draw:layer="layout" svg:x1="9.3cm" svg:y1="9.174cm" svg:x2="9.3cm" svg:y2="10.233cm">
            <text:p/>
          </draw:line>
          <draw:line draw:style-name="gr9" draw:text-style-name="P3" draw:layer="layout" svg:x1="13.351cm" svg:y1="6.423cm" svg:x2="10.6cm" svg:y2="9.174cm">
            <text:p/>
          </draw:line>
          <draw:line draw:style-name="gr9" draw:text-style-name="P3" draw:layer="layout" svg:x1="10.601cm" svg:y1="9.174cm" svg:x2="10.601cm" svg:y2="10.233cm">
            <text:p/>
          </draw:line>
          <draw:line draw:style-name="gr9" draw:text-style-name="P3" draw:layer="layout" svg:x1="14.552cm" svg:y1="6.423cm" svg:x2="11.801cm" svg:y2="9.174cm">
            <text:p/>
          </draw:line>
          <draw:line draw:style-name="gr9" draw:text-style-name="P3" draw:layer="layout" svg:x1="11.802cm" svg:y1="9.174cm" svg:x2="11.802cm" svg:y2="10.233cm">
            <text:p/>
          </draw:line>
        </draw:g>
        <draw:g>
          <draw:g>
            <draw:polygon draw:style-name="gr6" draw:text-style-name="P8" draw:layer="layout" svg:width="9.948cm" svg:height="3.809cm" svg:x="5.671cm" svg:y="5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1cm" svg:y="5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8cm" svg:y="5.423cm" svg:viewBox="0 0 2752 3810" draw:points="0,3810 0,2751 2752,0 2752,1057">
              <text:p/>
            </draw:polygon>
          </draw:g>
          <draw:line draw:style-name="gr9" draw:text-style-name="P3" draw:layer="layout" svg:x1="10.75cm" svg:y1="5.423cm" svg:x2="7.999cm" svg:y2="8.174cm">
            <text:p/>
          </draw:line>
          <draw:line draw:style-name="gr9" draw:text-style-name="P3" draw:layer="layout" svg:x1="9.48cm" svg:y1="5.423cm" svg:x2="6.729cm" svg:y2="8.174cm">
            <text:p/>
          </draw:line>
          <draw:line draw:style-name="gr9" draw:text-style-name="P3" draw:layer="layout" svg:x1="7.788cm" svg:y1="6.058cm" svg:x2="14.985cm" svg:y2="6.058cm">
            <text:p/>
          </draw:line>
          <draw:line draw:style-name="gr9" draw:text-style-name="P3" draw:layer="layout" svg:x1="7.153cm" svg:y1="6.693cm" svg:x2="14.35cm" svg:y2="6.693cm">
            <text:p/>
          </draw:line>
          <draw:line draw:style-name="gr9" draw:text-style-name="P3" draw:layer="layout" svg:x1="8cm" svg:y1="8.174cm" svg:x2="8cm" svg:y2="9.233cm">
            <text:p/>
          </draw:line>
          <draw:line draw:style-name="gr9" draw:text-style-name="P3" draw:layer="layout" svg:x1="6.73cm" svg:y1="8.174cm" svg:x2="6.73cm" svg:y2="9.233cm">
            <text:p/>
          </draw:line>
          <draw:line draw:style-name="gr9" draw:text-style-name="P3" draw:layer="layout" svg:x1="14.35cm" svg:y1="6.684cm" svg:x2="14.35cm" svg:y2="7.725cm">
            <text:p/>
          </draw:line>
          <draw:line draw:style-name="gr9" draw:text-style-name="P3" draw:layer="layout" svg:x1="14.958cm" svg:y1="6.075cm" svg:x2="14.958cm" svg:y2="7.116cm">
            <text:p/>
          </draw:line>
          <draw:line draw:style-name="gr9" draw:text-style-name="P3" draw:layer="layout" svg:x1="6.48cm" svg:y1="7.42cm" svg:x2="13.677cm" svg:y2="7.42cm">
            <text:p/>
          </draw:line>
          <draw:line draw:style-name="gr9" draw:text-style-name="P3" draw:layer="layout" svg:x1="13.677cm" svg:y1="7.411cm" svg:x2="13.677cm" svg:y2="8.452cm">
            <text:p/>
          </draw:line>
          <draw:line draw:style-name="gr9" draw:text-style-name="P3" draw:layer="layout" svg:x1="12.051cm" svg:y1="5.423cm" svg:x2="9.3cm" svg:y2="8.174cm">
            <text:p/>
          </draw:line>
          <draw:line draw:style-name="gr9" draw:text-style-name="P3" draw:layer="layout" svg:x1="9.301cm" svg:y1="8.174cm" svg:x2="9.301cm" svg:y2="9.233cm">
            <text:p/>
          </draw:line>
          <draw:line draw:style-name="gr9" draw:text-style-name="P3" draw:layer="layout" svg:x1="13.352cm" svg:y1="5.423cm" svg:x2="10.601cm" svg:y2="8.174cm">
            <text:p/>
          </draw:line>
          <draw:line draw:style-name="gr9" draw:text-style-name="P3" draw:layer="layout" svg:x1="10.602cm" svg:y1="8.174cm" svg:x2="10.602cm" svg:y2="9.233cm">
            <text:p/>
          </draw:line>
          <draw:line draw:style-name="gr9" draw:text-style-name="P3" draw:layer="layout" svg:x1="14.553cm" svg:y1="5.423cm" svg:x2="11.802cm" svg:y2="8.174cm">
            <text:p/>
          </draw:line>
          <draw:line draw:style-name="gr9" draw:text-style-name="P3" draw:layer="layout" svg:x1="11.803cm" svg:y1="8.174cm" svg:x2="11.803cm" svg:y2="9.233cm">
            <text:p/>
          </draw:line>
        </draw:g>
        <draw:g>
          <draw:g>
            <draw:polygon draw:style-name="gr6" draw:text-style-name="P8" draw:layer="layout" svg:width="9.948cm" svg:height="3.809cm" svg:x="5.67cm" svg:y="4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cm" svg:y="4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7cm" svg:y="4.423cm" svg:viewBox="0 0 2752 3810" draw:points="0,3810 0,2751 2752,0 2752,1057">
              <text:p/>
            </draw:polygon>
          </draw:g>
          <draw:line draw:style-name="gr9" draw:text-style-name="P3" draw:layer="layout" svg:x1="10.749cm" svg:y1="4.423cm" svg:x2="7.998cm" svg:y2="7.174cm">
            <text:p/>
          </draw:line>
          <draw:line draw:style-name="gr9" draw:text-style-name="P3" draw:layer="layout" svg:x1="9.479cm" svg:y1="4.423cm" svg:x2="6.728cm" svg:y2="7.174cm">
            <text:p/>
          </draw:line>
          <draw:line draw:style-name="gr9" draw:text-style-name="P3" draw:layer="layout" svg:x1="7.787cm" svg:y1="5.058cm" svg:x2="14.984cm" svg:y2="5.058cm">
            <text:p/>
          </draw:line>
          <draw:line draw:style-name="gr9" draw:text-style-name="P3" draw:layer="layout" svg:x1="7.152cm" svg:y1="5.693cm" svg:x2="14.349cm" svg:y2="5.693cm">
            <text:p/>
          </draw:line>
          <draw:line draw:style-name="gr9" draw:text-style-name="P3" draw:layer="layout" svg:x1="7.999cm" svg:y1="7.174cm" svg:x2="7.999cm" svg:y2="8.233cm">
            <text:p/>
          </draw:line>
          <draw:line draw:style-name="gr9" draw:text-style-name="P3" draw:layer="layout" svg:x1="6.729cm" svg:y1="7.174cm" svg:x2="6.729cm" svg:y2="8.233cm">
            <text:p/>
          </draw:line>
          <draw:line draw:style-name="gr9" draw:text-style-name="P3" draw:layer="layout" svg:x1="14.349cm" svg:y1="5.684cm" svg:x2="14.349cm" svg:y2="6.725cm">
            <text:p/>
          </draw:line>
          <draw:line draw:style-name="gr9" draw:text-style-name="P3" draw:layer="layout" svg:x1="14.957cm" svg:y1="5.075cm" svg:x2="14.957cm" svg:y2="6.116cm">
            <text:p/>
          </draw:line>
          <draw:line draw:style-name="gr9" draw:text-style-name="P3" draw:layer="layout" svg:x1="6.479cm" svg:y1="6.42cm" svg:x2="13.676cm" svg:y2="6.42cm">
            <text:p/>
          </draw:line>
          <draw:line draw:style-name="gr9" draw:text-style-name="P3" draw:layer="layout" svg:x1="13.676cm" svg:y1="6.411cm" svg:x2="13.676cm" svg:y2="7.452cm">
            <text:p/>
          </draw:line>
          <draw:line draw:style-name="gr9" draw:text-style-name="P3" draw:layer="layout" svg:x1="12.05cm" svg:y1="4.423cm" svg:x2="9.299cm" svg:y2="7.174cm">
            <text:p/>
          </draw:line>
          <draw:line draw:style-name="gr9" draw:text-style-name="P3" draw:layer="layout" svg:x1="9.3cm" svg:y1="7.174cm" svg:x2="9.3cm" svg:y2="8.233cm">
            <text:p/>
          </draw:line>
          <draw:line draw:style-name="gr9" draw:text-style-name="P3" draw:layer="layout" svg:x1="13.351cm" svg:y1="4.423cm" svg:x2="10.6cm" svg:y2="7.174cm">
            <text:p/>
          </draw:line>
          <draw:line draw:style-name="gr9" draw:text-style-name="P3" draw:layer="layout" svg:x1="10.601cm" svg:y1="7.174cm" svg:x2="10.601cm" svg:y2="8.233cm">
            <text:p/>
          </draw:line>
          <draw:line draw:style-name="gr9" draw:text-style-name="P3" draw:layer="layout" svg:x1="14.552cm" svg:y1="4.423cm" svg:x2="11.801cm" svg:y2="7.174cm">
            <text:p/>
          </draw:line>
          <draw:line draw:style-name="gr9" draw:text-style-name="P3" draw:layer="layout" svg:x1="11.802cm" svg:y1="7.174cm" svg:x2="11.802cm" svg:y2="8.233cm">
            <text:p/>
          </draw:line>
        </draw:g>
        <draw:g>
          <draw:g>
            <draw:polygon draw:style-name="gr6" draw:text-style-name="P8" draw:layer="layout" svg:width="9.948cm" svg:height="3.809cm" svg:x="5.671cm" svg:y="3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1cm" svg:y="3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8cm" svg:y="3.423cm" svg:viewBox="0 0 2752 3810" draw:points="0,3810 0,2751 2752,0 2752,1057">
              <text:p/>
            </draw:polygon>
          </draw:g>
          <draw:line draw:style-name="gr9" draw:text-style-name="P3" draw:layer="layout" svg:x1="10.75cm" svg:y1="3.423cm" svg:x2="7.999cm" svg:y2="6.174cm">
            <text:p/>
          </draw:line>
          <draw:line draw:style-name="gr9" draw:text-style-name="P3" draw:layer="layout" svg:x1="9.48cm" svg:y1="3.423cm" svg:x2="6.729cm" svg:y2="6.174cm">
            <text:p/>
          </draw:line>
          <draw:line draw:style-name="gr9" draw:text-style-name="P3" draw:layer="layout" svg:x1="7.788cm" svg:y1="4.058cm" svg:x2="14.985cm" svg:y2="4.058cm">
            <text:p/>
          </draw:line>
          <draw:line draw:style-name="gr9" draw:text-style-name="P3" draw:layer="layout" svg:x1="7.153cm" svg:y1="4.693cm" svg:x2="14.35cm" svg:y2="4.693cm">
            <text:p/>
          </draw:line>
          <draw:line draw:style-name="gr9" draw:text-style-name="P3" draw:layer="layout" svg:x1="8cm" svg:y1="6.174cm" svg:x2="8cm" svg:y2="7.233cm">
            <text:p/>
          </draw:line>
          <draw:line draw:style-name="gr9" draw:text-style-name="P3" draw:layer="layout" svg:x1="6.73cm" svg:y1="6.174cm" svg:x2="6.73cm" svg:y2="7.233cm">
            <text:p/>
          </draw:line>
          <draw:line draw:style-name="gr9" draw:text-style-name="P3" draw:layer="layout" svg:x1="14.35cm" svg:y1="4.684cm" svg:x2="14.35cm" svg:y2="5.725cm">
            <text:p/>
          </draw:line>
          <draw:line draw:style-name="gr9" draw:text-style-name="P3" draw:layer="layout" svg:x1="14.958cm" svg:y1="4.075cm" svg:x2="14.958cm" svg:y2="5.116cm">
            <text:p/>
          </draw:line>
          <draw:line draw:style-name="gr9" draw:text-style-name="P3" draw:layer="layout" svg:x1="6.48cm" svg:y1="5.42cm" svg:x2="13.677cm" svg:y2="5.42cm">
            <text:p/>
          </draw:line>
          <draw:line draw:style-name="gr9" draw:text-style-name="P3" draw:layer="layout" svg:x1="13.677cm" svg:y1="5.411cm" svg:x2="13.677cm" svg:y2="6.452cm">
            <text:p/>
          </draw:line>
          <draw:line draw:style-name="gr9" draw:text-style-name="P3" draw:layer="layout" svg:x1="12.051cm" svg:y1="3.423cm" svg:x2="9.3cm" svg:y2="6.174cm">
            <text:p/>
          </draw:line>
          <draw:line draw:style-name="gr9" draw:text-style-name="P3" draw:layer="layout" svg:x1="9.301cm" svg:y1="6.174cm" svg:x2="9.301cm" svg:y2="7.233cm">
            <text:p/>
          </draw:line>
          <draw:line draw:style-name="gr9" draw:text-style-name="P3" draw:layer="layout" svg:x1="13.352cm" svg:y1="3.423cm" svg:x2="10.601cm" svg:y2="6.174cm">
            <text:p/>
          </draw:line>
          <draw:line draw:style-name="gr9" draw:text-style-name="P3" draw:layer="layout" svg:x1="10.602cm" svg:y1="6.174cm" svg:x2="10.602cm" svg:y2="7.233cm">
            <text:p/>
          </draw:line>
          <draw:line draw:style-name="gr9" draw:text-style-name="P3" draw:layer="layout" svg:x1="14.553cm" svg:y1="3.423cm" svg:x2="11.802cm" svg:y2="6.174cm">
            <text:p/>
          </draw:line>
          <draw:line draw:style-name="gr9" draw:text-style-name="P3" draw:layer="layout" svg:x1="11.803cm" svg:y1="6.174cm" svg:x2="11.803cm" svg:y2="7.233cm">
            <text:p/>
          </draw:line>
        </draw:g>
        <draw:g>
          <draw:g>
            <draw:polygon draw:style-name="gr6" draw:text-style-name="P8" draw:layer="layout" svg:width="9.948cm" svg:height="3.809cm" svg:x="5.67cm" svg:y="2.423cm" svg:viewBox="0 0 9949 3810" draw:points="0,3810 0,2751 2752,0 9949,0 9949,1057 7197,3810">
              <text:p/>
            </draw:polygon>
            <draw:polygon draw:style-name="gr7" draw:text-style-name="P8" draw:layer="layout" svg:width="9.948cm" svg:height="2.75cm" svg:x="5.67cm" svg:y="2.423cm" svg:viewBox="0 0 9949 2751" draw:points="0,2751 2752,0 9949,0 7197,2751">
              <text:p/>
            </draw:polygon>
            <draw:polygon draw:style-name="gr8" draw:text-style-name="P8" draw:layer="layout" svg:width="2.751cm" svg:height="3.809cm" svg:x="12.867cm" svg:y="2.423cm" svg:viewBox="0 0 2752 3810" draw:points="0,3810 0,2751 2752,0 2752,1057">
              <text:p/>
            </draw:polygon>
          </draw:g>
          <draw:line draw:style-name="gr9" draw:text-style-name="P3" draw:layer="layout" svg:x1="10.749cm" svg:y1="2.423cm" svg:x2="7.998cm" svg:y2="5.174cm">
            <text:p/>
          </draw:line>
          <draw:line draw:style-name="gr9" draw:text-style-name="P3" draw:layer="layout" svg:x1="9.479cm" svg:y1="2.423cm" svg:x2="6.728cm" svg:y2="5.174cm">
            <text:p/>
          </draw:line>
          <draw:line draw:style-name="gr9" draw:text-style-name="P3" draw:layer="layout" svg:x1="7.787cm" svg:y1="3.058cm" svg:x2="14.984cm" svg:y2="3.058cm">
            <text:p/>
          </draw:line>
          <draw:line draw:style-name="gr9" draw:text-style-name="P3" draw:layer="layout" svg:x1="7.152cm" svg:y1="3.693cm" svg:x2="14.349cm" svg:y2="3.693cm">
            <text:p/>
          </draw:line>
          <draw:line draw:style-name="gr9" draw:text-style-name="P3" draw:layer="layout" svg:x1="7.999cm" svg:y1="5.174cm" svg:x2="7.999cm" svg:y2="6.233cm">
            <text:p/>
          </draw:line>
          <draw:line draw:style-name="gr9" draw:text-style-name="P3" draw:layer="layout" svg:x1="6.729cm" svg:y1="5.174cm" svg:x2="6.729cm" svg:y2="6.233cm">
            <text:p/>
          </draw:line>
          <draw:line draw:style-name="gr9" draw:text-style-name="P3" draw:layer="layout" svg:x1="14.349cm" svg:y1="3.684cm" svg:x2="14.349cm" svg:y2="4.725cm">
            <text:p/>
          </draw:line>
          <draw:line draw:style-name="gr9" draw:text-style-name="P3" draw:layer="layout" svg:x1="14.957cm" svg:y1="3.075cm" svg:x2="14.957cm" svg:y2="4.116cm">
            <text:p/>
          </draw:line>
          <draw:line draw:style-name="gr9" draw:text-style-name="P3" draw:layer="layout" svg:x1="6.479cm" svg:y1="4.42cm" svg:x2="13.676cm" svg:y2="4.42cm">
            <text:p/>
          </draw:line>
          <draw:line draw:style-name="gr9" draw:text-style-name="P3" draw:layer="layout" svg:x1="13.676cm" svg:y1="4.411cm" svg:x2="13.676cm" svg:y2="5.452cm">
            <text:p/>
          </draw:line>
          <draw:line draw:style-name="gr9" draw:text-style-name="P3" draw:layer="layout" svg:x1="12.05cm" svg:y1="2.423cm" svg:x2="9.299cm" svg:y2="5.174cm">
            <text:p/>
          </draw:line>
          <draw:line draw:style-name="gr9" draw:text-style-name="P3" draw:layer="layout" svg:x1="9.3cm" svg:y1="5.174cm" svg:x2="9.3cm" svg:y2="6.233cm">
            <text:p/>
          </draw:line>
          <draw:line draw:style-name="gr9" draw:text-style-name="P3" draw:layer="layout" svg:x1="13.351cm" svg:y1="2.423cm" svg:x2="10.6cm" svg:y2="5.174cm">
            <text:p/>
          </draw:line>
          <draw:line draw:style-name="gr9" draw:text-style-name="P3" draw:layer="layout" svg:x1="10.601cm" svg:y1="5.174cm" svg:x2="10.601cm" svg:y2="6.233cm">
            <text:p/>
          </draw:line>
          <draw:line draw:style-name="gr9" draw:text-style-name="P3" draw:layer="layout" svg:x1="14.552cm" svg:y1="2.423cm" svg:x2="11.801cm" svg:y2="5.174cm">
            <text:p/>
          </draw:line>
          <draw:line draw:style-name="gr9" draw:text-style-name="P3" draw:layer="layout" svg:x1="11.802cm" svg:y1="5.174cm" svg:x2="11.802cm" svg:y2="6.233cm">
            <text:p/>
          </draw:line>
        </draw:g>
        <draw:frame draw:style-name="gr28" draw:text-style-name="P15" draw:layer="layout" svg:width="8.527cm" svg:height="0.712cm" svg:x="5.661cm" svg:y="11.332cm">
          <draw:text-box>
            <text:p text:style-name="P12"><text:span text:style-name="T7">O2o N3n ... <text:s text:c="4"/>P1c .. <text:s text:c="9"/>Z4c</text:span></text:p>
          </draw:text-box>
        </draw:frame>
        <draw:frame draw:style-name="gr28" draw:text-style-name="P15" draw:layer="layout" svg:width="8.527cm" svg:height="0.712cm" draw:transform="rotate (1.5707963267946) translate (5.015cm 11.405cm)">
          <draw:text-box>
            <text:p text:style-name="P12"><text:span text:style-name="T7">O2o N3n ... <text:s text:c="2"/>P1c ... <text:s text:c="2"/>Z4c</text:span></text:p>
          </draw:text-box>
        </draw:frame>
        <draw:line draw:style-name="gr29" draw:text-style-name="P8" draw:layer="layout" svg:x1="5.912cm" svg:y1="10.976cm" svg:x2="12.594cm" svg:y2="5.574cm">
          <text:p/>
        </draw:line>
        <draw:frame draw:style-name="gr30" draw:text-style-name="P2" draw:layer="layout" svg:width="4.745cm" svg:height="0.866cm" draw:transform="rotate (0.781732971968113) translate (4.776cm 5.099cm)">
          <draw:text-box>
            <text:p text:style-name="P1"><text:span text:style-name="T1">NO_BOXES</text:span></text:p>
          </draw:text-box>
        </draw:frame>
        <draw:frame draw:style-name="gr31" draw:text-style-name="P16" draw:layer="layout" svg:width="6.862cm" svg:height="1.102cm" svg:x="6.857cm" svg:y="11.941cm">
          <draw:text-box>
            <text:p text:style-name="P4"><text:span text:style-name="T1">NO_D3_BOX_STATES</text:span></text:p>
          </draw:text-box>
        </draw:frame>
        <draw:frame draw:style-name="gr31" draw:text-style-name="P16" draw:layer="layout" svg:width="6.862cm" svg:height="1.102cm" draw:transform="rotate (1.5707963267946) translate (4.137cm 10.623cm)">
          <draw:text-box>
            <text:p text:style-name="P4"><text:span text:style-name="T1">NO_D3_BOX_STATES</text:span></text:p>
          </draw:text-box>
        </draw:frame>
        <draw:custom-shape draw:style-name="gr32" draw:text-style-name="P8" draw:layer="layout" svg:width="0.564cm" svg:height="0.741cm" svg:x="6.045cm" svg:y="10.27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2" draw:text-style-name="P8" draw:layer="layout" svg:width="0.564cm" svg:height="0.741cm" svg:x="9.607cm" svg:y="5.35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33" draw:text-style-name="P17" draw:layer="layout" svg:width="2.83cm" svg:height="0.788cm" svg:x="8.527cm" svg:y="4.303cm">
          <draw:text-box>
            <text:p text:style-name="P12"><text:span text:style-name="T8">ingestion</text:span></text:p>
          </draw:text-box>
        </draw:frame>
        <draw:frame draw:style-name="gr34" draw:text-style-name="P17" draw:layer="layout" svg:width="3.3cm" svg:height="0.788cm" svg:x="6.106cm" svg:y="9.219cm">
          <draw:text-box>
            <text:p text:style-name="P12"><text:span text:style-name="T8">production</text:span></text:p>
          </draw:text-box>
        </draw:frame>
        <draw:line draw:style-name="gr35" draw:text-style-name="P8" draw:layer="layout" svg:x1="5.685cm" svg:y1="5.709cm" svg:x2="9.408cm" svg:y2="5.709cm">
          <text:p/>
        </draw:line>
        <draw:line draw:style-name="gr35" draw:text-style-name="P8" draw:layer="layout" svg:x1="9.868cm" svg:y1="6.191cm" svg:x2="9.868cm" svg:y2="11.226cm">
          <text:p/>
        </draw:line>
        <draw:frame draw:style-name="gr36" draw:text-style-name="P7" draw:layer="layout" svg:width="14.696cm" svg:height="1.279cm" svg:x="2.642cm" svg:y="12.627cm">
          <draw:text-box>
            <text:p text:style-name="P6"><text:span text:style-name="T2">real,target :: D3SOURCE(NO_BOXES,NO_D3_BOX_STAT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3" draw:display-name="Arrowheads 13" svg:viewBox="0 0 2000 2000" svg:d="M1000 0l-1000 2000h400l600-1500 600 1500h400z"/>
    <draw:marker draw:name="Arrowheads_20_14" draw:display-name="Arrowheads 14" svg:viewBox="0 0 2000 2000" svg:d="M1000 0l-1000 2000h400l600-1500 600 1500h4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Unix OpenOffice.org_project/417m1$Build-9800</meta:generator>
    <meta:creation-date>2004-12-11T00:03:11</meta:creation-date>
    <dc:date>2022-10-17T12:47:43</dc:date>
    <dc:language>en-US</dc:language>
    <meta:editing-cycles>36</meta:editing-cycles>
    <meta:editing-duration>PT5H1M11S</meta:editing-duration>
    <dc:creator>Tomas </dc:creator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